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re1" style:master-page-name="MP0" style:family="paragraph">
      <style:paragraph-properties fo:break-before="page"/>
      <style:text-properties style:font-name="Calibri" style:font-name-complex="Calibri" fo:color="#4472C4" fo:language="fr" fo:country="FR"/>
    </style:style>
    <style:style style:name="T3" style:parent-style-name="Policepardéfaut" style:family="text">
      <style:text-properties fo:language="fr" fo:country="FR"/>
    </style:style>
    <style:style style:name="T4" style:parent-style-name="Policepardéfaut" style:family="text">
      <style:text-properties fo:font-weight="bold" style:font-weight-asian="bold" style:font-weight-complex="bold" fo:language="fr" fo:country="FR"/>
    </style:style>
    <style:style style:name="T5" style:parent-style-name="Policepardéfaut" style:family="text">
      <style:text-properties fo:language="fr" fo:country="FR"/>
    </style:style>
    <style:style style:name="T6" style:parent-style-name="Policepardéfaut" style:family="text">
      <style:text-properties fo:font-style="normal" style:font-style-asian="normal" style:font-style-complex="normal" fo:color="#4472C4" fo:language="fr" fo:country="FR"/>
    </style:style>
    <style:style style:name="P7" style:parent-style-name="Firstparagraph" style:family="paragraph">
      <style:text-properties fo:language="fr" fo:country="FR"/>
    </style:style>
    <style:style style:name="T8" style:parent-style-name="Policepardéfaut" style:family="text">
      <style:text-properties fo:language="fr" fo:country="FR"/>
    </style:style>
    <style:style style:name="T9" style:parent-style-name="Definition" style:family="text">
      <style:text-properties fo:color="#4472C4" style:text-underline-type="single" style:text-underline-style="solid" style:text-underline-width="auto" style:text-underline-mode="continuous" fo:language="fr" fo:country="FR"/>
    </style:style>
    <style:style style:name="T10" style:parent-style-name="Policepardéfaut" style:family="text">
      <style:text-properties fo:language="fr" fo:country="FR"/>
    </style:style>
    <style:style style:name="P11" style:parent-style-name="Titre2" style:family="paragraph">
      <style:text-properties fo:font-style="normal" style:font-style-asian="normal" style:font-style-complex="normal" fo:color="#4472C4" fo:language="fr" fo:country="FR"/>
    </style:style>
    <style:style style:name="P12" style:parent-style-name="Firstparagraph" style:family="paragraph">
      <style:text-properties fo:language="fr" fo:country="FR"/>
    </style:style>
    <style:style style:name="P13" style:parent-style-name="Textbody" style:family="paragraph">
      <style:paragraph-properties fo:margin-top="0in" fo:margin-bottom="0in"/>
    </style:style>
    <style:style style:name="T14" style:parent-style-name="Policepardéfaut" style:family="text">
      <style:text-properties fo:font-weight="bold" style:font-weight-asian="bold" style:font-weight-complex="bold" fo:language="fr" fo:country="FR"/>
    </style:style>
    <style:style style:name="T15" style:parent-style-name="Policepardéfaut" style:family="text">
      <style:text-properties fo:language="fr" fo:country="FR"/>
    </style:style>
    <style:style style:name="P16" style:parent-style-name="Textbody" style:family="paragraph">
      <style:paragraph-properties fo:margin-top="0in" fo:margin-bottom="0in"/>
    </style:style>
    <style:style style:name="T17" style:parent-style-name="Policepardéfaut" style:family="text">
      <style:text-properties fo:font-weight="bold" style:font-weight-asian="bold" style:font-weight-complex="bold" fo:language="fr" fo:country="FR"/>
    </style:style>
    <style:style style:name="T18" style:parent-style-name="Policepardéfaut" style:family="text">
      <style:text-properties fo:language="fr" fo:country="FR"/>
    </style:style>
    <style:style style:name="P19" style:parent-style-name="Textbody" style:family="paragraph">
      <style:paragraph-properties fo:margin-top="0in" fo:margin-bottom="0in"/>
    </style:style>
    <style:style style:name="T20" style:parent-style-name="Policepardéfaut" style:family="text">
      <style:text-properties fo:font-weight="bold" style:font-weight-asian="bold" style:font-weight-complex="bold" fo:language="fr" fo:country="FR"/>
    </style:style>
    <style:style style:name="T21" style:parent-style-name="Policepardéfaut" style:family="text">
      <style:text-properties fo:language="fr" fo:country="FR"/>
    </style:style>
    <style:style style:name="P22" style:parent-style-name="Firstparagraph" style:family="paragraph">
      <style:text-properties fo:language="fr" fo:country="FR"/>
    </style:style>
    <style:style style:name="T23" style:parent-style-name="Policepardéfaut" style:family="text">
      <style:text-properties fo:font-style="normal" style:font-style-asian="normal" style:font-style-complex="normal" fo:color="#4472C4" fo:language="fr" fo:country="FR"/>
    </style:style>
    <style:style style:name="P24" style:parent-style-name="Firstparagraph" style:family="paragraph">
      <style:text-properties fo:language="fr" fo:country="FR"/>
    </style:style>
    <style:style style:name="P25" style:parent-style-name="Textbody" style:family="paragraph">
      <style:paragraph-properties fo:margin-top="0in" fo:margin-bottom="0in"/>
    </style:style>
    <style:style style:name="T26" style:parent-style-name="Policepardéfaut" style:family="text">
      <style:text-properties fo:font-weight="bold" style:font-weight-asian="bold" style:font-weight-complex="bold" fo:language="fr" fo:country="FR"/>
    </style:style>
    <style:style style:name="T27" style:parent-style-name="Policepardéfaut" style:family="text">
      <style:text-properties fo:language="fr" fo:country="FR"/>
    </style:style>
    <style:style style:name="P28" style:parent-style-name="Textbody" style:family="paragraph">
      <style:paragraph-properties fo:margin-top="0in" fo:margin-bottom="0in"/>
    </style:style>
    <style:style style:name="T29" style:parent-style-name="Policepardéfaut" style:family="text">
      <style:text-properties fo:font-weight="bold" style:font-weight-asian="bold" style:font-weight-complex="bold" fo:language="fr" fo:country="FR"/>
    </style:style>
    <style:style style:name="T30" style:parent-style-name="Policepardéfaut" style:family="text">
      <style:text-properties fo:language="fr" fo:country="FR"/>
    </style:style>
    <style:style style:name="P31" style:parent-style-name="Textbody" style:family="paragraph">
      <style:paragraph-properties fo:margin-top="0in" fo:margin-bottom="0in"/>
    </style:style>
    <style:style style:name="T32" style:parent-style-name="Policepardéfaut" style:family="text">
      <style:text-properties fo:font-weight="bold" style:font-weight-asian="bold" style:font-weight-complex="bold" fo:language="fr" fo:country="FR"/>
    </style:style>
    <style:style style:name="T33" style:parent-style-name="Policepardéfaut" style:family="text">
      <style:text-properties fo:language="fr" fo:country="FR"/>
    </style:style>
    <style:style style:name="P34" style:parent-style-name="Textbody" style:family="paragraph">
      <style:paragraph-properties fo:margin-top="0in" fo:margin-bottom="0in"/>
    </style:style>
    <style:style style:name="T35" style:parent-style-name="Policepardéfaut" style:family="text">
      <style:text-properties fo:font-weight="bold" style:font-weight-asian="bold" style:font-weight-complex="bold" fo:language="fr" fo:country="FR"/>
    </style:style>
    <style:style style:name="T36" style:parent-style-name="Policepardéfaut" style:family="text">
      <style:text-properties fo:language="fr" fo:country="FR"/>
    </style:style>
    <style:style style:name="P37" style:parent-style-name="Firstparagraph" style:family="paragraph">
      <style:text-properties fo:language="fr" fo:country="FR"/>
    </style:style>
    <style:style style:name="P38" style:parent-style-name="Titre3" style:family="paragraph">
      <style:text-properties fo:color="#4472C4" fo:language="fr" fo:country="FR"/>
    </style:style>
    <style:style style:name="P39" style:parent-style-name="Textbody" style:family="paragraph">
      <style:paragraph-properties fo:margin-top="0in" fo:margin-bottom="0in"/>
    </style:style>
    <style:style style:name="T40" style:parent-style-name="Policepardéfaut" style:family="text">
      <style:text-properties fo:language="fr" fo:country="FR"/>
    </style:style>
    <style:style style:name="T41" style:parent-style-name="Policepardéfaut" style:family="text">
      <style:text-properties fo:font-weight="bold" style:font-weight-asian="bold" style:font-weight-complex="bold" fo:language="fr" fo:country="FR"/>
    </style:style>
    <style:style style:name="T42" style:parent-style-name="Policepardéfaut" style:family="text">
      <style:text-properties fo:language="fr" fo:country="FR"/>
    </style:style>
    <style:style style:name="T43" style:parent-style-name="Policepardéfaut" style:family="text">
      <style:text-properties fo:font-weight="bold" style:font-weight-asian="bold" style:font-weight-complex="bold" fo:language="fr" fo:country="FR"/>
    </style:style>
    <style:style style:name="T44" style:parent-style-name="Policepardéfaut" style:family="text">
      <style:text-properties fo:language="fr" fo:country="FR"/>
    </style:style>
    <style:style style:name="P45" style:parent-style-name="Textbody" style:family="paragraph">
      <style:paragraph-properties fo:margin-top="0in" fo:margin-bottom="0in"/>
      <style:text-properties fo:language="fr" fo:country="FR"/>
    </style:style>
    <style:style style:name="P46" style:parent-style-name="Textbody" style:family="paragraph">
      <style:paragraph-properties fo:margin-top="0in" fo:margin-bottom="0in"/>
      <style:text-properties fo:language="fr" fo:country="FR"/>
    </style:style>
    <style:style style:name="P47" style:parent-style-name="Textbody" style:family="paragraph">
      <style:paragraph-properties fo:margin-top="0in" fo:margin-bottom="0in"/>
      <style:text-properties fo:language="fr" fo:country="FR"/>
    </style:style>
    <style:style style:name="P48" style:parent-style-name="Titre3" style:family="paragraph">
      <style:text-properties fo:color="#4472C4" fo:language="fr" fo:country="FR"/>
    </style:style>
    <style:style style:name="P49" style:parent-style-name="Firstparagraph" style:family="paragraph">
      <style:text-properties fo:language="fr" fo:country="FR"/>
    </style:style>
    <style:style style:name="P50" style:parent-style-name="Textbody" style:family="paragraph">
      <style:text-properties fo:language="fr" fo:country="FR"/>
    </style:style>
    <style:style style:name="P51" style:parent-style-name="Titre2" style:family="paragraph">
      <style:text-properties fo:color="#4472C4" fo:language="fr" fo:country="FR"/>
    </style:style>
    <style:style style:name="P52" style:parent-style-name="Textbody" style:family="paragraph">
      <style:paragraph-properties fo:margin-top="0in" fo:margin-bottom="0in"/>
    </style:style>
    <style:style style:name="T53" style:parent-style-name="Policepardéfaut" style:family="text">
      <style:text-properties fo:language="fr" fo:country="FR"/>
    </style:style>
    <style:style style:name="T54" style:parent-style-name="Policepardéfaut" style:family="text">
      <style:text-properties fo:font-weight="bold" style:font-weight-asian="bold" style:font-weight-complex="bold" fo:language="fr" fo:country="FR"/>
    </style:style>
    <style:style style:name="P55" style:parent-style-name="Textbody" style:family="paragraph">
      <style:paragraph-properties fo:margin-top="0in" fo:margin-bottom="0in"/>
      <style:text-properties fo:language="fr" fo:country="FR"/>
    </style:style>
    <style:style style:name="P56" style:parent-style-name="Textbody" style:family="paragraph">
      <style:paragraph-properties fo:margin-top="0in" fo:margin-bottom="0in"/>
      <style:text-properties fo:language="fr" fo:country="FR"/>
    </style:style>
    <style:style style:name="P57" style:parent-style-name="Textbody" style:family="paragraph">
      <style:paragraph-properties fo:margin-top="0in" fo:margin-bottom="0in"/>
      <style:text-properties fo:language="fr" fo:country="FR"/>
    </style:style>
    <style:style style:name="P58" style:parent-style-name="Titre3" style:family="paragraph">
      <style:text-properties fo:color="#4472C4" fo:language="fr" fo:country="FR"/>
    </style:style>
    <style:style style:name="P59" style:parent-style-name="Firstparagraph" style:family="paragraph">
      <style:text-properties fo:language="fr" fo:country="FR"/>
    </style:style>
    <style:style style:name="T60" style:parent-style-name="Policepardéfaut" style:family="text">
      <style:text-properties fo:color="#4472C4" fo:language="fr" fo:country="FR"/>
    </style:style>
    <style:style style:name="P61" style:parent-style-name="Textbody" style:family="paragraph">
      <style:paragraph-properties fo:margin-top="0in" fo:margin-bottom="0in"/>
    </style:style>
    <style:style style:name="T62" style:parent-style-name="Policepardéfaut" style:family="text">
      <style:text-properties fo:language="fr" fo:country="FR"/>
    </style:style>
    <style:style style:name="T63" style:parent-style-name="Policepardéfaut" style:family="text">
      <style:text-properties fo:font-weight="bold" style:font-weight-asian="bold" style:font-weight-complex="bold" fo:language="fr" fo:country="FR"/>
    </style:style>
    <style:style style:name="P64" style:parent-style-name="Textbody" style:family="paragraph">
      <style:paragraph-properties fo:margin-top="0in" fo:margin-bottom="0in"/>
      <style:text-properties fo:language="fr" fo:country="FR"/>
    </style:style>
    <style:style style:name="P65" style:parent-style-name="Textbody" style:family="paragraph">
      <style:paragraph-properties fo:margin-top="0in" fo:margin-bottom="0in"/>
      <style:text-properties fo:language="fr" fo:country="FR"/>
    </style:style>
    <style:style style:name="P66" style:parent-style-name="Textbody" style:family="paragraph">
      <style:paragraph-properties fo:margin-top="0in" fo:margin-bottom="0in"/>
      <style:text-properties fo:language="fr" fo:country="FR"/>
    </style:style>
    <style:style style:name="P67" style:parent-style-name="Titre3" style:family="paragraph">
      <style:text-properties fo:color="#4472C4" fo:language="fr" fo:country="FR"/>
    </style:style>
    <style:style style:name="P68" style:parent-style-name="Firstparagraph" style:family="paragraph">
      <style:text-properties fo:language="fr" fo:country="FR"/>
    </style:style>
    <style:style style:name="P69" style:parent-style-name="Titre2" style:family="paragraph">
      <style:text-properties fo:color="#4472C4" fo:language="fr" fo:country="FR"/>
    </style:style>
    <style:style style:name="P70" style:parent-style-name="Textbody" style:family="paragraph">
      <style:paragraph-properties fo:margin-top="0in" fo:margin-bottom="0in"/>
    </style:style>
    <style:style style:name="T71" style:parent-style-name="Policepardéfaut" style:family="text">
      <style:text-properties fo:language="fr" fo:country="FR"/>
    </style:style>
    <style:style style:name="T72" style:parent-style-name="Policepardéfaut" style:family="text">
      <style:text-properties fo:font-weight="bold" style:font-weight-asian="bold" style:font-weight-complex="bold" fo:language="fr" fo:country="FR"/>
    </style:style>
    <style:style style:name="P73" style:parent-style-name="Textbody" style:family="paragraph">
      <style:paragraph-properties fo:margin-top="0in" fo:margin-bottom="0in"/>
    </style:style>
    <style:style style:name="T74" style:parent-style-name="Policepardéfaut" style:family="text">
      <style:text-properties fo:language="fr" fo:country="FR"/>
    </style:style>
  </office:automatic-styles>
  <office:body>
    <office:text text:use-soft-page-breaks="true">
      <text:h text:style-name="P1" text:outline-level="1"><text:bookmark-start text:name="guide-utilisateur---biblio"/>Guide utilisateur - Biblio<text:bookmark-end text:name="guide-utilisateur---biblio"/></text:h>
      <text:p text:style-name="Firstparagraph"><text:span text:style-name="T3">Bienvenue sur notre site<text:s/></text:span><text:span text:style-name="T4">Biblio</text:span><text:span text:style-name="T5">, votre gestionnaire de livres en ligne.</text:span></text:p>
      <text:h text:style-name="Titre2" text:outline-level="2"><text:bookmark-start text:name="prérequis"/><text:span text:style-name="T6">Prérequis</text:span><text:bookmark-end text:name="prérequis"/></text:h>
      <text:p text:style-name="P7">Pour commencer, vous devez démarrer le serveur d’API et le serveur frontend. Vous trouverez les instructions d’installation dans le guide d’installation.</text:p>
      <text:p text:style-name="Textbody"><text:span text:style-name="T8">Une fois les serveurs lancés, rendez-vous sur<text:s/></text:span><text:a xlink:href="http://localhost:5173" office:target-frame-name="_top" xlink:show="replace"><text:span text:style-name="T9">http://localhost:5173</text:span></text:a><text:span text:style-name="T10">, l’URL du site web.</text:span></text:p>
      <text:h text:style-name="P11" text:outline-level="2"><text:bookmark-start text:name="page-principale"/>Page principale<text:bookmark-end text:name="page-principale"/></text:h>
      <text:p text:style-name="P12">Sur la page principale, vous avez un résumé des différentes routes disponibles :</text:p>
      <text:list text:style-name="LFO11" text:continue-numbering="true">
        <text:list-item>
          <text:p text:style-name="P13"><text:span text:style-name="T14">/books</text:span><text:span text:style-name="T15"><text:s/>: liste des livres</text:span></text:p>
        </text:list-item>
        <text:list-item>
          <text:p text:style-name="P16"><text:span text:style-name="T17">/authors</text:span><text:span text:style-name="T18"><text:s/>: liste des auteurs</text:span></text:p>
        </text:list-item>
        <text:list-item>
          <text:p text:style-name="P19"><text:span text:style-name="T20">/categories</text:span><text:span text:style-name="T21"><text:s/>: liste des catégories</text:span></text:p>
        </text:list-item>
      </text:list>
      <text:p text:style-name="P22">Chaque route vous permet de lister les éléments correspondants.</text:p>
      <text:h text:style-name="Titre2" text:outline-level="2"><text:bookmark-start text:name="livres"/><text:span text:style-name="T23">Livres</text:span><text:bookmark-end text:name="livres"/></text:h>
      <text:p text:style-name="P24">Sur la page des livres, vous trouverez la liste des livres avec plusieurs informations. Voici les actions possibles :</text:p>
      <text:list text:style-name="LFO12" text:continue-numbering="true">
        <text:list-item>
          <text:p text:style-name="P25"><text:span text:style-name="T26">Ajouter</text:span><text:span text:style-name="T27"><text:s/>: Un bouton qui vous envoie vers un formulaire d’ajout de livres.</text:span></text:p>
        </text:list-item>
        <text:list-item>
          <text:p text:style-name="P28"><text:span text:style-name="T29">Éditer</text:span><text:span text:style-name="T30"><text:s/>: Permet de modifier un livre en vous redirigeant vers un formulaire d’édition.</text:span></text:p>
        </text:list-item>
        <text:list-item>
          <text:p text:style-name="P31"><text:span text:style-name="T32">Supprimer</text:span><text:span text:style-name="T33"><text:s/>: Supprime un livre et actualise la liste.</text:span></text:p>
        </text:list-item>
        <text:list-item>
          <text:p text:style-name="P34"><text:span text:style-name="T35">Cliquer sur le nom d’un livre</text:span><text:span text:style-name="T36"><text:s/>: Accédez aux détails du livre.</text:span></text:p>
        </text:list-item>
      </text:list>
      <text:p text:style-name="P37">Vous pouvez filtrer les livres en fonction de leurs caractéristiques. Le nombre total de livres est affiché en haut à gauche.</text:p>
      <text:h text:style-name="P38" text:outline-level="3"><text:bookmark-start text:name="ajouter--modifier-un-livre"/>Ajouter / Modifier un livre<text:bookmark-end text:name="ajouter--modifier-un-livre"/></text:h>
      <text:list text:style-name="LFO13" text:continue-numbering="true">
        <text:list-item>
          <text:p text:style-name="P39"><text:span text:style-name="T40">Route :<text:s/></text:span><text:span text:style-name="T41">/books/create</text:span><text:span text:style-name="T42"><text:s/>(pour ajouter) et<text:s/></text:span><text:span text:style-name="T43">/books/:id</text:span><text:span text:style-name="T44"><text:s/>(pour modifier).</text:span></text:p>
        </text:list-item>
        <text:list-item>
          <text:p text:style-name="P45">Vous devez remplir tous les champs obligatoires ; sinon, la soumission du formulaire sera impossible.</text:p>
        </text:list-item>
        <text:list-item>
          <text:p text:style-name="P46">Un message d’erreur apparaîtra si un champ est manquant ou incorrect.</text:p>
        </text:list-item>
        <text:list-item>
          <text:p text:style-name="P47">Une fois enregistré, vous serez redirigé vers la liste des livres.</text:p>
        </text:list-item>
      </text:list>
      <text:h text:style-name="P48" text:outline-level="3"><text:bookmark-start text:name="détail-dun-livre"/>Détail d’un livre<text:bookmark-end text:name="détail-dun-livre"/></text:h>
      <text:p text:style-name="P49">Vous verrez toutes les informations concernant un livre. Vous pourrez également le modifier en accédant au formulaire d’édition depuis la page de détails.</text:p>
      <text:p text:style-name="P50">Vous pouvez sélectionner un auteur depuis cette page, ce qui vous redirigera vers les détails de l’auteur. Vous pouvez aussi cliquer sur l’une des catégories, ce qui vous amènera vers les détails de la catégorie.</text:p>
      <text:h text:style-name="P51" text:outline-level="2"><text:bookmark-start text:name="catégories"/><text:soft-page-break/>Catégories<text:bookmark-end text:name="catégories"/></text:h>
      <text:list text:style-name="LFO14" text:continue-numbering="true">
        <text:list-item>
          <text:p text:style-name="P52"><text:span text:style-name="T53">Route :<text:s/></text:span><text:span text:style-name="T54">/categories</text:span></text:p>
        </text:list-item>
        <text:list-item>
          <text:p text:style-name="P55">Une liste de catégories vous est présentée, similaire à celle des livres.</text:p>
        </text:list-item>
        <text:list-item>
          <text:p text:style-name="P56">L’édition et la modification se font via un formulaire similaire à celui des livres, mais avec des paramètres spécifiques aux catégories.</text:p>
        </text:list-item>
        <text:list-item>
          <text:p text:style-name="P57">Une barre de recherche est disponible.</text:p>
        </text:list-item>
      </text:list>
      <text:h text:style-name="P58" text:outline-level="3"><text:bookmark-start text:name="détail-dune-catégorie"/>Détail d’une catégorie<text:bookmark-end text:name="détail-dune-catégorie"/></text:h>
      <text:p text:style-name="P59">En accédant au détail d’une catégorie, vous verrez tous les livres associés à cette catégorie ainsi que le nombre de livres qu’elle contient.<text:s/>La<text:s/>sélection<text:s/>des livres, renvoies vers leurs pages de détails.</text:p>
      <text:h text:style-name="Titre2" text:outline-level="2"><text:bookmark-start text:name="auteurs"/><text:span text:style-name="T60">Auteurs</text:span><text:bookmark-end text:name="auteurs"/></text:h>
      <text:list text:style-name="LFO15" text:continue-numbering="true">
        <text:list-item>
          <text:p text:style-name="P61"><text:span text:style-name="T62">Route :<text:s/></text:span><text:span text:style-name="T63">/authors</text:span></text:p>
        </text:list-item>
        <text:list-item>
          <text:p text:style-name="P64">Semblable à la page des livres, vous aurez une liste d’auteurs.</text:p>
        </text:list-item>
        <text:list-item>
          <text:p text:style-name="P65">L’édition et la modification fonctionnent de manière similaire à celles des livres, avec un formulaire adapté aux auteurs.</text:p>
        </text:list-item>
        <text:list-item>
          <text:p text:style-name="P66">Une barre de recherche est également disponible.</text:p>
        </text:list-item>
      </text:list>
      <text:h text:style-name="P67" text:outline-level="3"><text:bookmark-start text:name="détail-dun-auteur"/>Détail d’un auteur<text:bookmark-end text:name="détail-dun-auteur"/></text:h>
      <text:p text:style-name="P68">Sur la page de détail d’un auteur, vous aurez accès à ses informations et à la liste des livres qu’il a écrits, ainsi que le nombre total de livres.<text:s/>La sélection des livres, renvoies vers leurs pages de détails.</text:p>
      <text:h text:style-name="P69" text:outline-level="2"><text:bookmark-start text:name="statistiques"/>Statistiques<text:bookmark-end text:name="statistiques"/></text:h>
      <text:list text:style-name="LFO16" text:continue-numbering="true">
        <text:list-item>
          <text:p text:style-name="P70"><text:span text:style-name="T71">Route :<text:s/></text:span><text:span text:style-name="T72">/statistique</text:span></text:p>
        </text:list-item>
        <text:list-item>
          <text:p text:style-name="P73"><text:span text:style-name="T74">Cette page vous montre un graphique représentant le nombre de livres par catégorie. Vous y verrez le nombre de livres de chaque catégorie et un graphique à barres qui vous permet de voir facilement laquelle en a le plu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Titre6" style:display-name="Titre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Légende">
      <style:text-properties fo:hyphenate="false"/>
    </style:style>
    <style:style style:name="FigureCaption" style:display-name="FigureCaption" style:family="paragraph" style:parent-style-name="Légende">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Accentuation" style:display-name="Accentu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1" style:display-name="Citation1"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Thomas Rissian</dc:creator>
    <meta:creation-date>1970-01-01T00:00:00Z</meta:creation-date>
    <dc:date>2024-12-22T22:51:00Z</dc:date>
    <meta:template xlink:href="Normal.dotm" xlink:type="simple"/>
    <meta:editing-cycles>5</meta:editing-cycles>
    <meta:editing-duration>PT300S</meta:editing-duration>
    <meta:document-statistic meta:page-count="2" meta:paragraph-count="6" meta:word-count="484" meta:character-count="3141" meta:row-count="22" meta:non-whitespace-character-count="2663"/>
  </office:meta>
</office:document-meta>
</file>